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font-name="Liberation Sans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ff0000"/>
    </style:style>
    <style:style style:name="ce11" style:family="table-cell" style:parent-style-name="Default" style:data-style-name="N4">
      <style:table-cell-properties fo:background-color="#00ff00"/>
    </style:style>
    <style:style style:name="ce12" style:family="table-cell" style:parent-style-name="Default" style:data-style-name="N4">
      <style:table-cell-properties fo:background-color="#ffff00"/>
    </style:style>
    <style:style style:name="ce13" style:family="table-cell" style:parent-style-name="Default" style:data-style-name="N4">
      <style:table-cell-properties fo:background-color="#ff3333"/>
    </style:style>
    <style:style style:name="ce14" style:family="table-cell" style:parent-style-name="Default" style:data-style-name="N4">
      <style:table-cell-properties fo:background-color="#ff99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  <style:text-properties style:use-window-font-color="true"/>
    </style:style>
    <style:style style:name="ce17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default-cell-style-name="ce2"/>
        <table:table-column table:style-name="co12" table:default-cell-style-name="ce12"/>
        <table:table-column table:style-name="co19" table:default-cell-style-name="Default"/>
        <table:table-column table:style-name="co2" table:default-cell-style-name="ce16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5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5" office:value-type="string" calcext:value-type="string">
            <text:p>stav</text:p>
          </table:table-cell>
          <table:table-cell table:style-name="ce15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style-name="ce2"/>
          <table:table-cell table:number-columns-repeated="23"/>
          <table:table-cell table:style-name="ce10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table:style-name="ce7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/>
          <table:table-cell office:value-type="float" office:value="36" calcext:value-type="float">
            <text:p>36,00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table:style-name="ce6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3">
          <table:table-cell office:value-type="string" calcext:value-type="string">
            <text:p>Praha 4</text:p>
          </table:table-cell>
          <table:table-cell office:value-type="float" office:value="128063" calcext:value-type="float">
            <text:p>128 063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39790423" calcext:value-type="float">
            <text:p>39 790 423,00</text:p>
          </table:table-cell>
          <table:table-cell office:value-type="float" office:value="37269443" calcext:value-type="float">
            <text:p>37 269 443,00</text:p>
          </table:table-cell>
          <table:table-cell office:value-type="float" office:value="14021593" calcext:value-type="float">
            <text:p>14 021 593,00</text:p>
          </table:table-cell>
          <table:table-cell table:number-columns-repeated="2" office:value-type="string" calcext:value-type="string">
            <text:p>neuvedli</text:p>
          </table:table-cell>
          <table:table-cell office:value-type="float" office:value="20748000" calcext:value-type="float">
            <text:p>20 748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34390" calcext:value-type="float">
            <text:p>334 390,00</text:p>
          </table:table-cell>
          <table:table-cell office:value-type="float" office:value="329464" calcext:value-type="float">
            <text:p>329 464,00</text:p>
          </table:table-cell>
          <table:table-cell office:value-type="float" office:value="330712" calcext:value-type="float">
            <text:p>330 712,00</text:p>
          </table:table-cell>
          <table:table-cell office:value-type="string" calcext:value-type="string">
            <text:p>N/A</text:p>
          </table:table-cell>
          <table:table-cell office:value-type="float" office:value="205" calcext:value-type="float">
            <text:p>205,00</text:p>
          </table:table-cell>
          <table:table-cell office:value-type="string" calcext:value-type="string">
            <text:p>diskutabilně</text:p>
          </table:table-cell>
          <table:table-cell office:value-type="string" calcext:value-type="string">
            <text:p>Pouze 1 infocentrum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neuvedli některé info</text:p>
          </table:table-cell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office:value-type="float" office:value="42381" calcext:value-type="float">
            <text:p>42 381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1650900" calcext:value-type="float">
            <text:p>11 650 900,00</text:p>
          </table:table-cell>
          <table:table-cell office:value-type="float" office:value="12877300" calcext:value-type="float">
            <text:p>12 877 300,00</text:p>
          </table:table-cell>
          <table:table-cell office:value-type="float" office:value="5451600" calcext:value-type="float">
            <text:p>5 451 600,00</text:p>
          </table:table-cell>
          <table:table-cell office:value-type="float" office:value="12528000" calcext:value-type="float">
            <text:p>12 528 000,00</text:p>
          </table:table-cell>
          <table:table-cell office:value-type="float" office:value="13475000" calcext:value-type="float">
            <text:p>13 475 000,00</text:p>
          </table:table-cell>
          <table:table-cell office:value-type="float" office:value="12832500" calcext:value-type="float">
            <text:p>12 832 5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06580" calcext:value-type="float">
            <text:p>8 506 580,00</text:p>
          </table:table-cell>
          <table:table-cell office:value-type="float" office:value="8723900" calcext:value-type="float">
            <text:p>8 723 900,00</text:p>
          </table:table-cell>
          <table:table-cell office:value-type="float" office:value="4153990" calcext:value-type="float">
            <text:p>4 153 990,00</text:p>
          </table:table-cell>
          <table:table-cell office:value-type="string" calcext:value-type="string">
            <text:p>N/A</text:p>
          </table:table-cell>
          <table:table-cell office:value-type="float" office:value="159.5" calcext:value-type="float">
            <text:p>159,50</text:p>
          </table:table-cell>
          <table:table-cell table:style-name="ce11" office:value-type="string" calcext:value-type="string">
            <text:p>velmi dobře</text:p>
          </table:table-cell>
          <table:table-cell office:value-type="string" calcext:value-type="string">
            <text:p>všechna čtyři dohromad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office:value-type="float" office:value="103031" calcext:value-type="float">
            <text:p>103 031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bě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12987099" calcext:value-type="float">
            <text:p>12 987 099,00</text:p>
          </table:table-cell>
          <table:table-cell office:value-type="float" office:value="14765982" calcext:value-type="float">
            <text:p>14 765 982,00</text:p>
          </table:table-cell>
          <table:table-cell office:value-type="float" office:value="10527392" calcext:value-type="float">
            <text:p>10 527 392,00</text:p>
          </table:table-cell>
          <table:table-cell office:value-type="float" office:value="2002780.92" calcext:value-type="float">
            <text:p>2 002 780,92</text:p>
          </table:table-cell>
          <table:table-cell office:value-type="float" office:value="1980850" calcext:value-type="float">
            <text:p>1 980 850,0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16000" calcext:value-type="float">
            <text:p>1 316 000,00</text:p>
          </table:table-cell>
          <table:table-cell office:value-type="float" office:value="1327000" calcext:value-type="float">
            <text:p>1 327 000,00</text:p>
          </table:table-cell>
          <table:table-cell office:value-type="float" office:value="1321333" calcext:value-type="float">
            <text:p>1 321 333,00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přijatelně</text:p>
          </table:table-cell>
          <table:table-cell office:value-type="string" calcext:value-type="string">
            <text:p>nákl. Na ic. A cc. Jsou spol.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4" office:value-type="float" office:value="55569" calcext:value-type="float">
            <text:p>55 56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3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23"/>
          <table:table-cell table:style-name="ce13" office:value-type="string" calcext:value-type="string">
            <text:p>tristní</text:p>
          </table:table-cell>
          <table:table-cell office:value-type="string" calcext:value-type="string">
            <text:p>žádají prodloužení lhůty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poskytnou do 2.11.</text:p>
          </table:table-cell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office:value-type="float" office:value="77047" calcext:value-type="float">
            <text:p>77 047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3029784" calcext:value-type="float">
            <text:p>3 029 784,00</text:p>
          </table:table-cell>
          <table:table-cell office:value-type="float" office:value="3011428" calcext:value-type="float">
            <text:p>3 011 428,00</text:p>
          </table:table-cell>
          <table:table-cell office:value-type="float" office:value="2976961" calcext:value-type="float">
            <text:p>2 976 961,00</text:p>
          </table:table-cell>
          <table:table-cell office:value-type="float" office:value="19620700" calcext:value-type="float">
            <text:p>19 620 700,00</text:p>
          </table:table-cell>
          <table:table-cell office:value-type="float" office:value="14107000" calcext:value-type="float">
            <text:p>14 107 000,00</text:p>
          </table:table-cell>
          <table:table-cell office:value-type="float" office:value="15052000" calcext:value-type="float">
            <text:p>15 052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43612" calcext:value-type="float">
            <text:p>643 612,00</text:p>
          </table:table-cell>
          <table:table-cell office:value-type="float" office:value="774936" calcext:value-type="float">
            <text:p>774 936,00</text:p>
          </table:table-cell>
          <table:table-cell office:value-type="float" office:value="352490" calcext:value-type="float">
            <text:p>352 490,00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office:value-type="float" office:value="79511" calcext:value-type="float">
            <text:p>79 511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4194275" calcext:value-type="float">
            <text:p>4 194 275,00</text:p>
          </table:table-cell>
          <table:table-cell office:value-type="float" office:value="4277971" calcext:value-type="float">
            <text:p>4 277 971,00</text:p>
          </table:table-cell>
          <table:table-cell office:value-type="float" office:value="4161897" calcext:value-type="float">
            <text:p>4 161 897,00</text:p>
          </table:table-cell>
          <table:table-cell office:value-type="float" office:value="2875960" calcext:value-type="float">
            <text:p>2 875 960,00</text:p>
          </table:table-cell>
          <table:table-cell office:value-type="float" office:value="4638010" calcext:value-type="float">
            <text:p>4 638 010,00</text:p>
          </table:table-cell>
          <table:table-cell office:value-type="float" office:value="3847733" calcext:value-type="float">
            <text:p>3 847 733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59989" calcext:value-type="float">
            <text:p>559 989,00</text:p>
          </table:table-cell>
          <table:table-cell office:value-type="float" office:value="582347" calcext:value-type="float">
            <text:p>582 347,00</text:p>
          </table:table-cell>
          <table:table-cell office:value-type="float" office:value="560860" calcext:value-type="float">
            <text:p>560 860,00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7181750" calcext:value-type="float">
            <text:p>7 181 750,00</text:p>
          </table:table-cell>
          <table:table-cell office:value-type="float" office:value="9053720" calcext:value-type="float">
            <text:p>9 053 720,00</text:p>
          </table:table-cell>
          <table:table-cell office:value-type="float" office:value="4948590" calcext:value-type="float">
            <text:p>4 948 590,00</text:p>
          </table:table-cell>
          <table:table-cell office:value-type="float" office:value="184490" calcext:value-type="float">
            <text:p>184 490,00</text:p>
          </table:table-cell>
          <table:table-cell office:value-type="float" office:value="13292260" calcext:value-type="float">
            <text:p>13 292 260,00</text:p>
          </table:table-cell>
          <table:table-cell office:value-type="float" office:value="0" calcext:value-type="float">
            <text:p>0,00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přijatelně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4" office:value-type="float" office:value="24802" calcext:value-type="float">
            <text:p>24 802,00</text:p>
          </table:table-cell>
          <table:table-cell table:style-name="ce7"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4" office:value-type="float" office:value="18553" calcext:value-type="float">
            <text:p>18 553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9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66666" calcext:value-type="float">
            <text:p>66 666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4" office:value-type="string" calcext:value-type="string">
            <text:p>špatně</text:p>
          </table:table-cell>
          <table:table-cell/>
          <table:table-cell table:style-name="ce17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3">
          <table:table-cell office:value-type="string" calcext:value-type="string">
            <text:p>Praha 20</text:p>
          </table:table-cell>
          <table:table-cell table:style-name="ce4" office:value-type="float" office:value="15201" calcext:value-type="float">
            <text:p>15 201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4" office:value-type="float" office:value="10705" calcext:value-type="float">
            <text:p>10 705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555219" calcext:value-type="float">
            <text:p>1 555 219,00</text:p>
          </table:table-cell>
          <table:table-cell table:style-name="ce8" office:value-type="float" office:value="1681356" calcext:value-type="float">
            <text:p>1 681 356,00</text:p>
          </table:table-cell>
          <table:table-cell table:style-name="ce8" office:value-type="float" office:value="1435762" calcext:value-type="float">
            <text:p>1 435 762,00</text:p>
          </table:table-cell>
          <table:table-cell table:style-name="ce8" office:value-type="float" office:value="510000" calcext:value-type="float">
            <text:p>510 000,00</text:p>
          </table:table-cell>
          <table:table-cell table:style-name="ce8" office:value-type="float" office:value="553000" calcext:value-type="float">
            <text:p>553 000,00</text:p>
          </table:table-cell>
          <table:table-cell table:style-name="ce8" office:value-type="float" office:value="514000" calcext:value-type="float">
            <text:p>514 000,00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827013.26" calcext:value-type="float">
            <text:p>1 827 013,26</text:p>
          </table:table-cell>
          <table:table-cell table:style-name="ce8" office:value-type="float" office:value="2001481.67" calcext:value-type="float">
            <text:p>2 001 481,67</text:p>
          </table:table-cell>
          <table:table-cell table:style-name="ce8" office:value-type="float" office:value="1275299.9" calcext:value-type="float">
            <text:p>1 275 299,90</text:p>
          </table:table-cell>
          <table:table-cell table:style-name="ce8" office:value-type="float" office:value="1085000" calcext:value-type="float">
            <text:p>1 085 000,00</text:p>
          </table:table-cell>
          <table:table-cell table:style-name="ce8" office:value-type="float" office:value="1728700" calcext:value-type="float">
            <text:p>1 728 700,00</text:p>
          </table:table-cell>
          <table:table-cell table:style-name="ce8" office:value-type="float" office:value="1231600" calcext:value-type="float">
            <text:p>1 231 600,00</text:p>
          </table:table-cell>
          <table:table-cell table:number-columns-repeated="5" office:value-type="string" calcext:value-type="string">
            <text:p>N/A</text:p>
          </table:table-cell>
          <table:table-cell table:style-name="ce8" office:value-type="float" office:value="727437" calcext:value-type="float">
            <text:p>727 437,00</text:p>
          </table:table-cell>
          <table:table-cell office:value-type="float" office:value="23.5" calcext:value-type="float">
            <text:p>23,5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známky: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.00.0000</text:date>, <text:time style:data-style-name="N2" text:time-value="10:28:57.048008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6T12:18:26.220257281</dc:date>
    <meta:editing-duration>PT9H6M24S</meta:editing-duration>
    <meta:editing-cycles>71</meta:editing-cycles>
    <meta:generator>LibreOffice/4.4.2.2$Linux_X86_64 LibreOffice_project/40m0$Build-2</meta:generator>
    <meta:document-statistic meta:table-count="1" meta:cell-count="470" meta:object-count="0"/>
  </office:meta>
</office:document-meta>
</file>